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map style:condition="cell-content()=&quot;B&quot;" style:apply-style-name="Untitled1" style:base-cell-address="clustering01.A1"/>
      <style:map style:condition="cell-content()=&quot;E&quot;" style:apply-style-name="Untitled2" style:base-cell-address="clustering01.A1"/>
      <style:map style:condition="cell-content()=&quot;G&quot;" style:apply-style-name="Untitled3" style:base-cell-address="clustering01.A1"/>
      <style:map style:condition="cell-content()=&quot;H&quot;" style:apply-style-name="Untitled4" style:base-cell-address="clustering01.A1"/>
      <style:map style:condition="cell-content()=&quot;N&quot;" style:apply-style-name="Untitled5" style:base-cell-address="clustering01.A1"/>
      <style:map style:condition="cell-content()=&quot;V&quot;" style:apply-style-name="Untitled6" style:base-cell-address="clustering01.A1"/>
      <style:map style:condition="cell-content()=&quot;I&quot;" style:apply-style-name="Untitled7" style:base-cell-address="clustering01.A1"/>
      <style:map style:condition="cell-content()=&quot;U&quot;" style:apply-style-name="Untitled8" style:base-cell-address="clustering01.A1"/>
      <style:map style:condition="cell-content()=&quot;Y&quot;" style:apply-style-name="Untitled9" style:base-cell-address="clustering01.A1"/>
    </style:style>
    <style:style style:name="ce2" style:family="table-cell" style:parent-style-name="Default">
      <style:table-cell-properties fo:background-color="#b2b2b2"/>
      <style:map style:condition="cell-content()=&quot;B&quot;" style:apply-style-name="Untitled1" style:base-cell-address="clustering01.A1"/>
      <style:map style:condition="cell-content()=&quot;E&quot;" style:apply-style-name="Untitled2" style:base-cell-address="clustering01.A1"/>
      <style:map style:condition="cell-content()=&quot;G&quot;" style:apply-style-name="Untitled3" style:base-cell-address="clustering01.A1"/>
      <style:map style:condition="cell-content()=&quot;H&quot;" style:apply-style-name="Untitled4" style:base-cell-address="clustering01.A1"/>
      <style:map style:condition="cell-content()=&quot;N&quot;" style:apply-style-name="Untitled5" style:base-cell-address="clustering01.A1"/>
      <style:map style:condition="cell-content()=&quot;V&quot;" style:apply-style-name="Untitled6" style:base-cell-address="clustering01.A1"/>
      <style:map style:condition="cell-content()=&quot;I&quot;" style:apply-style-name="Untitled7" style:base-cell-address="clustering01.A1"/>
      <style:map style:condition="cell-content()=&quot;U&quot;" style:apply-style-name="Untitled8" style:base-cell-address="clustering01.A1"/>
      <style:map style:condition="cell-content()=&quot;Y&quot;" style:apply-style-name="Untitled9" style:base-cell-address="clustering01.A1"/>
    </style:style>
    <style:style style:name="ce3" style:family="table-cell" style:parent-style-name="Default">
      <style:map style:condition="cell-content()=&quot;B&quot;" style:apply-style-name="Untitled1" style:base-cell-address="clustering01.A1"/>
      <style:map style:condition="cell-content()=&quot;E&quot;" style:apply-style-name="Untitled2" style:base-cell-address="clustering01.A1"/>
      <style:map style:condition="cell-content()=&quot;G&quot;" style:apply-style-name="Untitled3" style:base-cell-address="clustering01.A1"/>
      <style:map style:condition="cell-content()=&quot;H&quot;" style:apply-style-name="Untitled4" style:base-cell-address="clustering01.A1"/>
      <style:map style:condition="cell-content()=&quot;N&quot;" style:apply-style-name="Untitled5" style:base-cell-address="clustering01.A1"/>
      <style:map style:condition="cell-content()=&quot;V&quot;" style:apply-style-name="Untitled6" style:base-cell-address="clustering01.A1"/>
      <style:map style:condition="cell-content()=&quot;I&quot;" style:apply-style-name="Untitled7" style:base-cell-address="clustering01.A1"/>
      <style:map style:condition="cell-content()=&quot;U&quot;" style:apply-style-name="Untitled8" style:base-cell-address="clustering01.A1"/>
      <style:map style:condition="cell-content()=&quot;Y&quot;" style:apply-style-name="Untitled9" style:base-cell-address="clustering01.A1"/>
    </style:style>
    <style:style style:name="ce4" style:family="table-cell" style:parent-style-name="Default">
      <style:table-cell-properties fo:background-color="#eeeeee"/>
      <style:map style:condition="cell-content()=&quot;B&quot;" style:apply-style-name="Untitled1" style:base-cell-address="clustering01.A1"/>
      <style:map style:condition="cell-content()=&quot;E&quot;" style:apply-style-name="Untitled2" style:base-cell-address="clustering01.A1"/>
      <style:map style:condition="cell-content()=&quot;G&quot;" style:apply-style-name="Untitled3" style:base-cell-address="clustering01.A1"/>
      <style:map style:condition="cell-content()=&quot;H&quot;" style:apply-style-name="Untitled4" style:base-cell-address="clustering01.A1"/>
      <style:map style:condition="cell-content()=&quot;N&quot;" style:apply-style-name="Untitled5" style:base-cell-address="clustering01.A1"/>
      <style:map style:condition="cell-content()=&quot;V&quot;" style:apply-style-name="Untitled6" style:base-cell-address="clustering01.A1"/>
      <style:map style:condition="cell-content()=&quot;I&quot;" style:apply-style-name="Untitled7" style:base-cell-address="clustering01.A1"/>
      <style:map style:condition="cell-content()=&quot;U&quot;" style:apply-style-name="Untitled8" style:base-cell-address="clustering01.A1"/>
      <style:map style:condition="cell-content()=&quot;Y&quot;" style:apply-style-name="Untitled9" style:base-cell-address="clustering01.A1"/>
    </style:style>
  </office:automatic-styles>
  <office:body>
    <office:spreadsheet>
      <table:calculation-settings table:automatic-find-labels="false"/>
      <table:table table:name="clustering01" table:style-name="ta1">
        <table:table-column table:style-name="co1" table:number-columns-repeated="50" table:default-cell-style-name="ce3"/>
        <table:table-column table:style-name="co2" table:number-columns-repeated="974" table:default-cell-style-name="ce3"/>
        <table:table-row table:style-name="ro1">
          <table:table-cell table:number-columns-repeated="28" table:style-name="ce1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table:number-columns-repeated="7"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28" table:style-name="ce1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table:number-columns-repeated="7"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3" table:style-name="ce2" office:value-type="string" calcext:value-type="string">
            <text:p>B</text:p>
          </table:table-cell>
          <table:table-cell table:number-columns-repeated="25" table:style-name="ce1" office:value-type="string" calcext:value-type="string">
            <text:p>Y</text:p>
          </table:table-cell>
          <table:table-cell table:number-columns-repeated="9" office:value-type="string" calcext:value-type="string">
            <text:p>N</text:p>
          </table:table-cell>
          <table:table-cell table:number-columns-repeated="5" office:value-type="string" calcext:value-type="string">
            <text:p>E</text:p>
          </table:table-cell>
          <table:table-cell table:number-columns-repeated="8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10" table:style-name="ce2" office:value-type="string" calcext:value-type="string">
            <text:p>B</text:p>
          </table:table-cell>
          <table:table-cell table:number-columns-repeated="18" table:style-name="ce1" office:value-type="string" calcext:value-type="string">
            <text:p>Y</text:p>
          </table:table-cell>
          <table:table-cell table:number-columns-repeated="22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11" table:style-name="ce2" office:value-type="string" calcext:value-type="string">
            <text:p>B</text:p>
          </table:table-cell>
          <table:table-cell table:number-columns-repeated="16" table:style-name="ce1" office:value-type="string" calcext:value-type="string">
            <text:p>Y</text:p>
          </table:table-cell>
          <table:table-cell table:number-columns-repeated="23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3" table:style-name="ce2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17"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5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10" table:style-name="ce1"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table:number-columns-repeated="6" table:style-name="ce1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14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2" table:style-name="ce2" office:value-type="string" calcext:value-type="string">
            <text:p>B</text:p>
          </table:table-cell>
          <table:table-cell table:number-columns-repeated="15" table:style-name="ce1" office:value-type="string" calcext:value-type="string">
            <text:p>Y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4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number-columns-repeated="13" office:value-type="string" calcext:value-type="string">
            <text:p>N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21" table:style-name="ce1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6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7" table:style-name="ce1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6" office:value-type="string" calcext:value-type="string">
            <text:p>N</text:p>
          </table:table-cell>
          <table:table-cell table:number-columns-repeated="1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G</text:p>
          </table:table-cell>
          <table:table-cell table:number-columns-repeated="5" office:value-type="string" calcext:value-type="string">
            <text:p>E</text:p>
          </table:table-cell>
          <table:table-cell table:number-columns-repeated="12" table:style-name="ce1" office:value-type="string" calcext:value-type="string">
            <text:p>Y</text:p>
          </table:table-cell>
          <table:table-cell table:number-columns-repeated="11" table:style-name="ce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13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E</text:p>
          </table:table-cell>
          <table:table-cell table:number-columns-repeated="11" table:style-name="ce1" office:value-type="string" calcext:value-type="string">
            <text:p>Y</text:p>
          </table:table-cell>
          <table:table-cell table:number-columns-repeated="11" table:style-name="ce2"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table:number-columns-repeated="14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G</text:p>
          </table:table-cell>
          <table:table-cell table:number-columns-repeated="7" office:value-type="string" calcext:value-type="string">
            <text:p>E</text:p>
          </table:table-cell>
          <table:table-cell table:number-columns-repeated="11" table:style-name="ce1" office:value-type="string" calcext:value-type="string">
            <text:p>Y</text:p>
          </table:table-cell>
          <table:table-cell table:number-columns-repeated="11" table:style-name="ce2" office:value-type="string" calcext:value-type="string">
            <text:p>B</text:p>
          </table:table-cell>
          <table:table-cell table:number-columns-repeated="3" office:value-type="string" calcext:value-type="string">
            <text:p>N</text:p>
          </table:table-cell>
          <table:table-cell table:number-columns-repeated="13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G</text:p>
          </table:table-cell>
          <table:table-cell table:number-columns-repeated="9" office:value-type="string" calcext:value-type="string">
            <text:p>E</text:p>
          </table:table-cell>
          <table:table-cell table:number-columns-repeated="10" table:style-name="ce1" office:value-type="string" calcext:value-type="string">
            <text:p>Y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3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" office:value-type="string" calcext:value-type="string">
            <text:p>E</text:p>
          </table:table-cell>
          <table:table-cell table:number-columns-repeated="8" table:style-name="ce1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11" table:style-name="ce2" office:value-type="string" calcext:value-type="string">
            <text:p>B</text:p>
          </table:table-cell>
          <table:table-cell table:number-columns-repeated="6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table:style-name="ce1" office:value-type="string" calcext:value-type="string">
            <text:p>Y</text:p>
          </table:table-cell>
          <table:table-cell table:number-columns-repeated="5" office:value-type="string" calcext:value-type="string">
            <text:p>E</text:p>
          </table:table-cell>
          <table:table-cell table:number-columns-repeated="6" table:style-name="ce1" office:value-type="string" calcext:value-type="string">
            <text:p>Y</text:p>
          </table:table-cell>
          <table:table-cell table:number-columns-repeated="12" table:style-name="ce2" office:value-type="string" calcext:value-type="string">
            <text:p>B</text:p>
          </table:table-cell>
          <table:table-cell table:number-columns-repeated="7" office:value-type="string" calcext:value-type="string">
            <text:p>N</text:p>
          </table:table-cell>
          <table:table-cell table:number-columns-repeated="8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7" table:style-name="ce2" office:value-type="string" calcext:value-type="string">
            <text:p>B</text:p>
          </table:table-cell>
          <table:table-cell table:number-columns-repeated="7" table:style-name="ce1" office:value-type="string" calcext:value-type="string">
            <text:p>Y</text:p>
          </table:table-cell>
          <table:table-cell table:number-columns-repeated="4" office:value-type="string" calcext:value-type="string">
            <text:p>E</text:p>
          </table:table-cell>
          <table:table-cell table:number-columns-repeated="4" table:style-name="ce1" office:value-type="string" calcext:value-type="string">
            <text:p>Y</text:p>
          </table:table-cell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B</text:p>
          </table:table-cell>
          <table:table-cell table:number-columns-repeated="8" office:value-type="string" calcext:value-type="string">
            <text:p>N</text:p>
          </table:table-cell>
          <table:table-cell table:number-columns-repeated="8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7" office:value-type="string" calcext:value-type="string">
            <text:p>B</text:p>
          </table:table-cell>
          <table:table-cell table:number-columns-repeated="7" table:style-name="ce1" office:value-type="string" calcext:value-type="string">
            <text:p>Y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3" office:value-type="string" calcext:value-type="string">
            <text:p>B</text:p>
          </table:table-cell>
          <table:table-cell table:number-columns-repeated="8" office:value-type="string" calcext:value-type="string">
            <text:p>N</text:p>
          </table:table-cell>
          <table:table-cell table:number-columns-repeated="8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8" office:value-type="string" calcext:value-type="string">
            <text:p>B</text:p>
          </table:table-cell>
          <table:table-cell table:number-columns-repeated="7" table:style-name="ce1" office:value-type="string" calcext:value-type="string">
            <text:p>Y</text:p>
          </table:table-cell>
          <table:table-cell table:number-columns-repeated="5"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table:number-columns-repeated="9" office:value-type="string" calcext:value-type="string">
            <text:p>B</text:p>
          </table:table-cell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B</text:p>
          </table:table-cell>
          <table:table-cell table:number-columns-repeated="4" table:style-name="ce1" office:value-type="string" calcext:value-type="string">
            <text:p>Y</text:p>
          </table:table-cell>
          <table:table-cell table:number-columns-repeated="8" office:value-type="string" calcext:value-type="string">
            <text:p>E</text:p>
          </table:table-cell>
          <table:table-cell table:number-columns-repeated="8" office:value-type="string" calcext:value-type="string">
            <text:p>B</text:p>
          </table:table-cell>
          <table:table-cell table:number-columns-repeated="7" office:value-type="string" calcext:value-type="string">
            <text:p>G</text:p>
          </table:table-cell>
          <table:table-cell table:number-columns-repeated="4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0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7"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15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1" office:value-type="string" calcext:value-type="string">
            <text:p>B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office:value-type="string" calcext:value-type="string">
            <text:p>E</text:p>
          </table:table-cell>
          <table:table-cell table:number-columns-repeated="9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4" office:value-type="string" calcext:value-type="string">
            <text:p>B</text:p>
          </table:table-cell>
          <table:table-cell table:number-columns-repeated="8"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table:number-columns-repeated="4" office:value-type="string" calcext:value-type="string">
            <text:p>E</text:p>
          </table:table-cell>
          <table:table-cell table:number-columns-repeated="7" office:value-type="string" calcext:value-type="string">
            <text:p>G</text:p>
          </table:table-cell>
          <table:table-cell table:number-columns-repeated="13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B</text:p>
          </table:table-cell>
          <table:table-cell table:number-columns-repeated="14" office:value-type="string" calcext:value-type="string">
            <text:p>E</text:p>
          </table:table-cell>
          <table:table-cell table:number-columns-repeated="7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5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4" office:value-type="string" calcext:value-type="string">
            <text:p>E</text:p>
          </table:table-cell>
          <table:table-cell table:number-columns-repeated="6" office:value-type="string" calcext:value-type="string">
            <text:p>G</text:p>
          </table:table-cell>
          <table:table-cell table:number-columns-repeated="9" office:value-type="string" calcext:value-type="string">
            <text:p>N</text:p>
          </table:table-cell>
          <table:table-cell table:number-columns-repeated="3" office:value-type="string" calcext:value-type="string">
            <text:p>E</text:p>
          </table:table-cell>
          <table:table-cell table:style-name="ce1" office:value-type="string" calcext:value-type="string">
            <text:p>Y</text:p>
          </table:table-cell>
          <table:table-cell table:number-columns-repeated="974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4" office:value-type="string" calcext:value-type="string">
            <text:p>E</text:p>
          </table:table-cell>
          <table:table-cell table:number-columns-repeated="9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4" office:value-type="string" calcext:value-type="string">
            <text:p>E</text:p>
          </table:table-cell>
          <table:table-cell table:number-columns-repeated="5" office:value-type="string" calcext:value-type="string">
            <text:p>G</text:p>
          </table:table-cell>
          <table:table-cell table:number-columns-repeated="9" office:value-type="string" calcext:value-type="string">
            <text:p>N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4" office:value-type="string" calcext:value-type="string">
            <text:p>E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B</text:p>
          </table:table-cell>
          <table:table-cell table:number-columns-repeated="15" office:value-type="string" calcext:value-type="string">
            <text:p>E</text:p>
          </table:table-cell>
          <table:table-cell table:number-columns-repeated="6" office:value-type="string" calcext:value-type="string">
            <text:p>G</text:p>
          </table:table-cell>
          <table:table-cell table:number-columns-repeated="9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G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4"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G</text:p>
          </table:table-cell>
          <table:table-cell table:number-columns-repeated="11"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974"/>
        </table:table-row>
        <table:table-row table:style-name="ro1"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G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V</text:p>
          </table:table-cell>
          <table:table-cell table:number-columns-repeated="12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E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table:number-columns-repeated="6" office:value-type="string" calcext:value-type="string">
            <text:p>G</text:p>
          </table:table-cell>
          <table:table-cell table:number-columns-repeated="12"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V</text:p>
          </table:table-cell>
          <table:table-cell table:number-columns-repeated="8" office:value-type="string" calcext:value-type="string">
            <text:p>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E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8" office:value-type="string" calcext:value-type="string">
            <text:p>G</text:p>
          </table:table-cell>
          <table:table-cell table:number-columns-repeated="10" office:value-type="string" calcext:value-type="string">
            <text:p>E</text:p>
          </table:table-cell>
          <table:table-cell table:number-columns-repeated="4" office:value-type="string" calcext:value-type="string">
            <text:p>N</text:p>
          </table:table-cell>
          <table:table-cell table:number-columns-repeated="6" office:value-type="string" calcext:value-type="string">
            <text:p>V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6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E</text:p>
          </table:table-cell>
          <table:table-cell table:number-columns-repeated="8" office:value-type="string" calcext:value-type="string">
            <text:p>G</text:p>
          </table:table-cell>
          <table:table-cell table:number-columns-repeated="10" office:value-type="string" calcext:value-type="string">
            <text:p>E</text:p>
          </table:table-cell>
          <table:table-cell table:number-columns-repeated="4" office:value-type="string" calcext:value-type="string">
            <text:p>N</text:p>
          </table:table-cell>
          <table:table-cell table:number-columns-repeated="7"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E</text:p>
          </table:table-cell>
          <table:table-cell table:number-columns-repeated="8" office:value-type="string" calcext:value-type="string">
            <text:p>G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E</text:p>
          </table:table-cell>
          <table:table-cell table:number-columns-repeated="4" office:value-type="string" calcext:value-type="string">
            <text:p>N</text:p>
          </table:table-cell>
          <table:table-cell table:number-columns-repeated="8"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E</text:p>
          </table:table-cell>
          <table:table-cell table:number-columns-repeated="7" office:value-type="string" calcext:value-type="string">
            <text:p>G</text:p>
          </table:table-cell>
          <table:table-cell table:number-columns-repeated="4" office:value-type="string" calcext:value-type="string">
            <text:p>E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9"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E</text:p>
          </table:table-cell>
          <table:table-cell table:number-columns-repeated="8" office:value-type="string" calcext:value-type="string">
            <text:p>G</text:p>
          </table:table-cell>
          <table:table-cell table:number-columns-repeated="2" office:value-type="string" calcext:value-type="string">
            <text:p>E</text:p>
          </table:table-cell>
          <table:table-cell table:number-columns-repeated="4"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E</text:p>
          </table:table-cell>
          <table:table-cell table:number-columns-repeated="9"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7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" office:value-type="string" calcext:value-type="string">
            <text:p>E</text:p>
          </table:table-cell>
          <table:table-cell table:number-columns-repeated="7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</text:p>
          </table:table-cell>
          <table:table-cell table:number-columns-repeated="7" office:value-type="string" calcext:value-type="string">
            <text:p>E</text:p>
          </table:table-cell>
          <table:table-cell table:number-columns-repeated="2" office:value-type="string" calcext:value-type="string">
            <text:p>H</text:p>
          </table:table-cell>
          <table:table-cell table:number-columns-repeated="6" office:value-type="string" calcext:value-type="string">
            <text:p>G</text:p>
          </table:table-cell>
          <table:table-cell table:number-columns-repeated="5" office:value-type="string" calcext:value-type="string">
            <text:p>N</text:p>
          </table:table-cell>
          <table:table-cell table:number-columns-repeated="7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E</text:p>
          </table:table-cell>
          <table:table-cell table:number-columns-repeated="3" office:value-type="string" calcext:value-type="string">
            <text:p>N</text:p>
          </table:table-cell>
          <table:table-cell table:number-columns-repeated="4" office:value-type="string" calcext:value-type="string">
            <text:p>B</text:p>
          </table:table-cell>
          <table:table-cell table:number-columns-repeated="5" office:value-type="string" calcext:value-type="string">
            <text:p>G</text:p>
          </table:table-cell>
          <table:table-cell table:number-columns-repeated="5" office:value-type="string" calcext:value-type="string">
            <text:p>H</text:p>
          </table:table-cell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6" office:value-type="string" calcext:value-type="string">
            <text:p>G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4" office:value-type="string" calcext:value-type="string">
            <text:p>E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table:number-columns-repeated="7" office:value-type="string" calcext:value-type="string">
            <text:p>H</text:p>
          </table:table-cell>
          <table:table-cell table:number-columns-repeated="7" office:value-type="string" calcext:value-type="string">
            <text:p>E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G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8" office:value-type="string" calcext:value-type="string">
            <text:p>N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table:number-columns-repeated="6" office:value-type="string" calcext:value-type="string">
            <text:p>E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V</text:p>
          </table:table-cell>
          <table:table-cell table:number-columns-repeated="8"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table:number-columns-repeated="3" office:value-type="string" calcext:value-type="string">
            <text:p>E</text:p>
          </table:table-cell>
          <table:table-cell table:number-columns-repeated="4" office:value-type="string" calcext:value-type="string">
            <text:p>H</text:p>
          </table:table-cell>
          <table:table-cell table:number-columns-repeated="16"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table:number-columns-repeated="15"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5" office:value-type="string" calcext:value-type="string">
            <text:p>G</text:p>
          </table:table-cell>
          <table:table-cell table:number-columns-repeated="7"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20"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G</text:p>
          </table:table-cell>
          <table:table-cell table:number-columns-repeated="7" office:value-type="string" calcext:value-type="string">
            <text:p>B</text:p>
          </table:table-cell>
          <table:table-cell table:number-columns-repeated="3" office:value-type="string" calcext:value-type="string">
            <text:p>H</text:p>
          </table:table-cell>
          <table:table-cell table:number-columns-repeated="3"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table:number-columns-repeated="16" office:value-type="string" calcext:value-type="string">
            <text:p>N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7" office:value-type="string" calcext:value-type="string">
            <text:p>B</text:p>
          </table:table-cell>
          <table:table-cell table:number-columns-repeated="2" office:value-type="string" calcext:value-type="string">
            <text:p>H</text:p>
          </table:table-cell>
          <table:table-cell table:number-columns-repeated="3" office:value-type="string" calcext:value-type="string">
            <text:p>E</text:p>
          </table:table-cell>
          <table:table-cell table:number-columns-repeated="6" office:value-type="string" calcext:value-type="string">
            <text:p>H</text:p>
          </table:table-cell>
          <table:table-cell table:number-columns-repeated="9"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N</text:p>
          </table:table-cell>
          <table:table-cell table:number-columns-repeated="4" office:value-type="string" calcext:value-type="string">
            <text:p>E</text:p>
          </table:table-cell>
          <table:table-cell table:number-columns-repeated="7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6" office:value-type="string" calcext:value-type="string">
            <text:p>B</text:p>
          </table:table-cell>
          <table:table-cell table:number-columns-repeated="11" office:value-type="string" calcext:value-type="string">
            <text:p>H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7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G</text:p>
          </table:table-cell>
          <table:table-cell table:number-columns-repeated="6" office:value-type="string" calcext:value-type="string">
            <text:p>B</text:p>
          </table:table-cell>
          <table:table-cell table:number-columns-repeated="12" office:value-type="string" calcext:value-type="string">
            <text:p>H</text:p>
          </table:table-cell>
          <table:table-cell table:number-columns-repeated="3" office:value-type="string" calcext:value-type="string">
            <text:p>B</text:p>
          </table:table-cell>
          <table:table-cell table:number-columns-repeated="8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7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number-columns-repeated="4" office:value-type="string" calcext:value-type="string">
            <text:p>G</text:p>
          </table:table-cell>
          <table:table-cell table:number-columns-repeated="5" office:value-type="string" calcext:value-type="string">
            <text:p>B</text:p>
          </table:table-cell>
          <table:table-cell table:number-columns-repeated="13"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 office:value-type="string" calcext:value-type="string">
            <text:p>N</text:p>
          </table:table-cell>
          <table:table-cell table:number-columns-repeated="9" office:value-type="string" calcext:value-type="string">
            <text:p>E</text:p>
          </table:table-cell>
          <table:table-cell table:number-columns-repeated="6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2" table:style-name="ce1"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table:number-columns-repeated="5" office:value-type="string" calcext:value-type="string">
            <text:p>B</text:p>
          </table:table-cell>
          <table:table-cell table:number-columns-repeated="13" office:value-type="string" calcext:value-type="string">
            <text:p>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table:number-columns-repeated="10" office:value-type="string" calcext:value-type="string">
            <text:p>N</text:p>
          </table:table-cell>
          <table:table-cell table:number-columns-repeated="7" office:value-type="string" calcext:value-type="string">
            <text:p>E</text:p>
          </table:table-cell>
          <table:table-cell table:number-columns-repeated="7"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4" table:style-name="ce1" office:value-type="string" calcext:value-type="string">
            <text:p>Y</text:p>
          </table:table-cell>
          <table:table-cell table:style-name="ce4"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5" office:value-type="string" calcext:value-type="string">
            <text:p>H</text:p>
          </table:table-cell>
          <table:table-cell table:style-name="ce4" office:value-type="string" calcext:value-type="string">
            <text:p>B</text:p>
          </table:table-cell>
          <table:table-cell table:number-columns-repeated="7" office:value-type="string" calcext:value-type="string">
            <text:p>H</text:p>
          </table:table-cell>
          <table:table-cell table:number-columns-repeated="14" office:value-type="string" calcext:value-type="string">
            <text:p>N</text:p>
          </table:table-cell>
          <table:table-cell table:number-columns-repeated="7" office:value-type="string" calcext:value-type="string">
            <text:p>E</text:p>
          </table:table-cell>
          <table:table-cell table:number-columns-repeated="7" office:value-type="string" calcext:value-type="string">
            <text:p>N</text:p>
          </table:table-cell>
          <table:table-cell table:number-columns-repeated="97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lustering01.A1:clustering01.AMJ1048576">
            <calcext:condition calcext:apply-style-name="Untitled1" calcext:value="=&quot;B&quot;" calcext:base-cell-address="clustering01.A1"/>
            <calcext:condition calcext:apply-style-name="Untitled2" calcext:value="=&quot;E&quot;" calcext:base-cell-address="clustering01.A1"/>
            <calcext:condition calcext:apply-style-name="Untitled3" calcext:value="=&quot;G&quot;" calcext:base-cell-address="clustering01.A1"/>
            <calcext:condition calcext:apply-style-name="Untitled4" calcext:value="=&quot;H&quot;" calcext:base-cell-address="clustering01.A1"/>
            <calcext:condition calcext:apply-style-name="Untitled5" calcext:value="=&quot;N&quot;" calcext:base-cell-address="clustering01.A1"/>
            <calcext:condition calcext:apply-style-name="Untitled6" calcext:value="=&quot;V&quot;" calcext:base-cell-address="clustering01.A1"/>
            <calcext:condition calcext:apply-style-name="Untitled7" calcext:value="=&quot;I&quot;" calcext:base-cell-address="clustering01.A1"/>
            <calcext:condition calcext:apply-style-name="Untitled8" calcext:value="=&quot;U&quot;" calcext:base-cell-address="clustering01.A1"/>
            <calcext:condition calcext:apply-style-name="Untitled9" calcext:value="=&quot;Y&quot;" calcext:base-cell-address="clustering0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9999"/>
    </style:style>
    <style:style style:name="Untitled2" style:family="table-cell" style:parent-style-name="Default">
      <style:table-cell-properties fo:background-color="#996666"/>
    </style:style>
    <style:style style:name="Untitled3" style:family="table-cell" style:parent-style-name="Default">
      <style:table-cell-properties fo:background-color="#660066"/>
    </style:style>
    <style:style style:name="Untitled4" style:family="table-cell" style:parent-style-name="Default">
      <style:table-cell-properties fo:background-color="#004586"/>
    </style:style>
    <style:style style:name="Untitled5" style:family="table-cell" style:parent-style-name="Default">
      <style:table-cell-properties fo:background-color="#66ff66"/>
    </style:style>
    <style:style style:name="Untitled6" style:family="table-cell" style:parent-style-name="Default">
      <style:table-cell-properties fo:background-color="#801900"/>
    </style:style>
    <style:style style:name="Untitled7" style:family="table-cell" style:parent-style-name="Default">
      <style:table-cell-properties fo:background-color="#cc0000"/>
    </style:style>
    <style:style style:name="Untitled8" style:family="table-cell" style:parent-style-name="Default">
      <style:table-cell-properties fo:background-color="#663300"/>
    </style:style>
    <style:style style:name="Untitled9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06:06:57.349961702</dc:date>
    <meta:editing-duration>PT8M9S</meta:editing-duration>
    <meta:editing-cycles>1</meta:editing-cycles>
    <meta:document-statistic meta:table-count="1" meta:cell-count="2500" meta:object-count="0"/>
    <meta:generator>LibreOffice/5.1.6.2$Linux_X86_64 LibreOffice_project/10m0$Build-2</meta:generator>
  </office:meta>
</office:document-meta>
</file>